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646in" svg:y="0.3949in">
            <draw:object draw:notify-on-update-of-ranges="Sheet1.B3:Sheet1.B22 Sheet1.C3:Sheet1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M OF FORCES, fz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28122.67" calcext:value-type="float">
            <text:p>2.81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4" calcext:value-type="float">
            <text:p>0.04</text:p>
          </table:table-cell>
          <table:table-cell table:style-name="ce3" office:value-type="float" office:value="43684.768" calcext:value-type="float">
            <text:p>4.37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6" calcext:value-type="float">
            <text:p>0.06</text:p>
          </table:table-cell>
          <table:table-cell table:style-name="ce3" office:value-type="float" office:value="47886.901" calcext:value-type="float">
            <text:p>4.79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8" calcext:value-type="float">
            <text:p>0.08</text:p>
          </table:table-cell>
          <table:table-cell table:style-name="ce3" office:value-type="float" office:value="48748.372" calcext:value-type="float">
            <text:p>4.87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1" calcext:value-type="float">
            <text:p>0.1</text:p>
          </table:table-cell>
          <table:table-cell table:style-name="ce3" office:value-type="float" office:value="48018.669" calcext:value-type="float">
            <text:p>4.80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12" calcext:value-type="float">
            <text:p>0.12</text:p>
          </table:table-cell>
          <table:table-cell table:style-name="ce3" office:value-type="float" office:value="46200.66" calcext:value-type="float">
            <text:p>4.62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14" calcext:value-type="float">
            <text:p>0.14</text:p>
          </table:table-cell>
          <table:table-cell table:style-name="ce3" office:value-type="float" office:value="44460.371" calcext:value-type="float">
            <text:p>4.45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16" calcext:value-type="float">
            <text:p>0.16</text:p>
          </table:table-cell>
          <table:table-cell table:style-name="ce3" office:value-type="float" office:value="42539.566" calcext:value-type="float">
            <text:p>4.25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18" calcext:value-type="float">
            <text:p>0.18</text:p>
          </table:table-cell>
          <table:table-cell table:style-name="ce3" office:value-type="float" office:value="40581.725" calcext:value-type="float">
            <text:p>4.06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39027.467" calcext:value-type="float">
            <text:p>3.90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22" calcext:value-type="float">
            <text:p>0.22</text:p>
          </table:table-cell>
          <table:table-cell table:style-name="ce3" office:value-type="float" office:value="37838.236" calcext:value-type="float">
            <text:p>3.78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24" calcext:value-type="float">
            <text:p>0.24</text:p>
          </table:table-cell>
          <table:table-cell table:style-name="ce3" office:value-type="float" office:value="36883.254" calcext:value-type="float">
            <text:p>3.69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26" calcext:value-type="float">
            <text:p>0.26</text:p>
          </table:table-cell>
          <table:table-cell table:style-name="ce3" office:value-type="float" office:value="36084.488" calcext:value-type="float">
            <text:p>3.61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28" calcext:value-type="float">
            <text:p>0.28</text:p>
          </table:table-cell>
          <table:table-cell table:style-name="ce3" office:value-type="float" office:value="35398.242" calcext:value-type="float">
            <text:p>3.54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3" calcext:value-type="float">
            <text:p>0.3</text:p>
          </table:table-cell>
          <table:table-cell table:style-name="ce3" office:value-type="float" office:value="34792.392" calcext:value-type="float">
            <text:p>3.48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32" calcext:value-type="float">
            <text:p>0.32</text:p>
          </table:table-cell>
          <table:table-cell table:style-name="ce3" office:value-type="float" office:value="34245.544" calcext:value-type="float">
            <text:p>3.42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34" calcext:value-type="float">
            <text:p>0.34</text:p>
          </table:table-cell>
          <table:table-cell table:style-name="ce3" office:value-type="float" office:value="33745.232" calcext:value-type="float">
            <text:p>3.37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36" calcext:value-type="float">
            <text:p>0.36</text:p>
          </table:table-cell>
          <table:table-cell table:style-name="ce3" office:value-type="float" office:value="33282.626" calcext:value-type="float">
            <text:p>3.33E+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38" calcext:value-type="float">
            <text:p>0.38</text:p>
          </table:table-cell>
          <table:table-cell table:style-name="ce3" office:value-type="float" office:value="32849.269" calcext:value-type="float">
            <text:p>3.28E+00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Max is</text:p>
          </table:table-cell>
          <table:table-cell table:style-name="ce5" table:formula="of:=[.C8]/427800" office:value-type="float" office:value="0.112245603085554" calcext:value-type="float">
            <text:p>0.11</text:p>
          </table:table-cell>
          <table:table-cell table:style-name="ce6" office:value-type="string" calcext:value-type="string">
            <text:p>Of Euler's buckling result</text:p>
          </table:table-cell>
          <table:table-cell table:style-name="ce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02:49:50.965665520</meta:creation-date>
    <dc:date>2017-01-07T02:59:52.426400479</dc:date>
    <meta:editing-duration>PT1M50S</meta:editing-duration>
    <meta:editing-cycles>3</meta:editing-cycles>
    <meta:generator>LibreOffice/4.2.8.2$Linux_X86_64 LibreOffice_project/42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C22" svg:x="0.32cm" svg:y="0.18cm" svg:width="15.36cm" svg:height="8.64cm">
          <chartooo:coordinate-region svg:x="1.497cm" svg:y="0.379cm" svg:width="13.943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22" chart:class="chart:scatter">
            <chart:domain table:cell-range-address="Sheet1.B3:Sheet1.B2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2</svg:desc>
                </draw:g>
              </table:table-cell>
              <table:table-cell office:value-type="float" office:value="0">
                <text:p>0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8122.67">
                <text:p>28122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43684.768">
                <text:p>43684.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47886.901">
                <text:p>47886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48748.372">
                <text:p>48748.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48018.669">
                <text:p>48018.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46200.66">
                <text:p>4620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44460.371">
                <text:p>44460.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42539.566">
                <text:p>42539.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40581.725">
                <text:p>40581.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39027.467">
                <text:p>39027.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37838.236">
                <text:p>37838.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36883.254">
                <text:p>36883.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6084.488">
                <text:p>36084.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35398.242">
                <text:p>35398.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4792.392">
                <text:p>34792.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34245.544">
                <text:p>34245.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3745.232">
                <text:p>33745.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3282.626">
                <text:p>33282.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2849.269">
                <text:p>32849.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